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paration de l'application avec Vite</text:p>
      <text:p text:style-name="Standard"/>
      <text:p text:style-name="Standard"/>
      <text:p text:style-name="Standard"/>
      <text:list xml:id="list1587330804913906273" text:style-name="L1">
        <text:list-item>
          <text:p text:style-name="P1">Ouvrir l'invite de commande</text:p>
        </text:list-item>
        <text:list-item>
          <text:p text:style-name="P1">Se positionner sur le dossier concerné</text:p>
        </text:list-item>
        <text:list-item>
          <text:p text:style-name="P1">Entrer la commande : « npm init vue@latest »</text:p>
        </text:list-item>
        <text:list-item>
          <text:p text:style-name="P1">Choisir les options de créations :</text:p>
          <text:list>
            <text:list-item>
              <text:p text:style-name="P1">√ Nom du projet : ... ToulonSweetHome</text:p>
            </text:list-item>
            <text:list-item>
              <text:p text:style-name="P1">√ Nom du package : ... toulonsweethome</text:p>
            </text:list-item>
            <text:list-item>
              <text:p text:style-name="P1">√ Ajouter TypeScript ? ... Non / Oui</text:p>
            </text:list-item>
            <text:list-item>
              <text:p text:style-name="P1">√ Ajouter le support de JSX ? ... Non / Oui</text:p>
            </text:list-item>
            <text:list-item>
              <text:p text:style-name="P1">√ Ajouter Vue Router pour le développement d'applications _single page_ ? ... Non / Oui</text:p>
            </text:list-item>
            <text:list-item>
              <text:p text:style-name="P1">√ Ajouter Pinia pour la gestion de l'état ? ... Non / Oui</text:p>
            </text:list-item>
            <text:list-item>
              <text:p text:style-name="P1">√ Ajouter Vitest pour les tests unitaires ? ... Non / Oui</text:p>
            </text:list-item>
            <text:list-item>
              <text:p text:style-name="P1">√ Ajouter une solution de test de bout en bout (e2e) ? » Non</text:p>
            </text:list-item>
            <text:list-item>
              <text:p text:style-name="P1">√ Ajouter ESLint pour la qualité du code ? ... Non / Oui</text:p>
            </text:list-item>
          </text:list>
        </text:list-item>
      </text:list>
      <text:list xml:id="list7470052242277196002" text:style-name="L2">
        <text:list-item>
          <text:p text:style-name="P2">Entrer la commande cd ToulonSweetHome pour se posisitionner sur le dossier et lancer l'installation avec « npm install »</text:p>
        </text:list-item>
        <text:list-item>
          <text:p text:style-name="P2">Ouvrer le dossier dans vs studio code avec la commande « code .</text:p>
        </text:list-item>
        <text:list-item>
          <text:p text:style-name="P2">Lancer l'application avec npm run dev</text:p>
        </text:list-item>
      </text:list>
      <text:p text:style-name="Standard"/>
      <text:p text:style-name="Standard">Faire du ménage dans le code</text:p>
      <text:p text:style-name="Standard"/>
      <text:p text:style-name="Standard">création de la base de donnée sur le site <text:a xlink:type="simple" xlink:href="https://firebase.google.com/" text:style-name="Internet_20_link" text:visited-style-name="Visited_20_Internet_20_Link">https://firebase.google.com/</text:a></text:p>
      <text:p text:style-name="Standard">installation de la base de donnée dans l'application :</text:p>
      <text:list xml:id="list4048350206610202369" text:style-name="L3">
        <text:list-item>
          <text:p text:style-name="P3">Ctrl ù ou lancer la commande Windows et entrer la commande : « npm install firebase</text:p>
        </text:list-item>
        <text:list-item>
          <text:p text:style-name="P3">Créer un fichier « index.js » dans un dossier « firebase »</text:p>
        </text:list-item>
      </text:list>
      <text:p text:style-name="Standard"/>
      <text:p text:style-name="Standard">Gestion de l'authentification avec firebase Auth</text:p>
      <text:p text:style-name="Standard">https://firebase.google.com/docs/auth/web/start?hl=fr#web-modular-api</text:p>
      <text:p text:style-name="Standard">https://www.youtube.com/watch?v=aOECblyG0D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 bekaert</meta:initial-creator>
    <meta:creation-date>2023-11-28T10:29:23.66</meta:creation-date>
    <meta:document-statistic meta:table-count="0" meta:image-count="0" meta:object-count="0" meta:page-count="1" meta:paragraph-count="25" meta:word-count="247" meta:character-count="1343"/>
    <dc:date>2023-11-28T23:24:06.80</dc:date>
    <dc:creator>denis bekaert</dc:creator>
    <meta:editing-duration>PT54M2S</meta:editing-duration>
    <meta:editing-cycles>1</meta:editing-cycles>
    <meta:generator>OpenOffice/4.1.14$Win32 OpenOffice.org_project/4114m1$Build-9811</meta:generator>
  </office:meta>
</office:document-meta>
</file>